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fo:font-weight="bold" officeooo:rsid="00022db4" officeooo:paragraph-rsid="00022db4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22db4" officeooo:paragraph-rsid="00022d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style:font-name="Liberation Mono" fo:font-size="28pt" fo:font-weight="bold" officeooo:rsid="00022db4" officeooo:paragraph-rsid="00022db4" style:font-size-asian="24.5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sockets and Django-channels</text:p>
      <text:p text:style-name="P1"/>
      <text:p text:style-name="P1"/>
      <text:p text:style-name="P2">Let’s first talk about websockets library. Before start using websockets library, knowing few prerequisite is mandatory.</text:p>
      <text:p text:style-name="P2"/>
      <text:p text:style-name="P2">1. This library is built on <text:span text:style-name="T1">asyncio</text:span> module which is only supported by <text:span text:style-name="T1">python 3.4+</text:span>. So, if we want to use python 2, have to think about another librar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04:51.368058636</meta:creation-date>
    <dc:date>2018-12-14T15:24:49.158515690</dc:date>
    <meta:editing-duration>PT9M4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8" meta:character-count="301" meta:non-whitespace-character-count="256"/>
  </office:meta>
</office:document-meta>
</file>